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4618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0.3374in"/>
    </style:style>
    <style:style style:name="co6" style:family="table-column">
      <style:table-column-properties fo:break-before="auto" style:column-width="0.2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0"/>
    <style:style style:name="ce2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24" style:family="table-cell" style:parent-style-name="Pivot_20_Table_20_Result" style:data-style-name="N0"/>
    <style:style style:name="ce2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1" style:family="table-cell" style:parent-style-name="Pivot_20_Table_20_Result" style:data-style-name="N0">
      <style:table-cell-properties fo:border-bottom="0.99pt solid #000000" fo:border-left="none" fo:border-right="0.99pt solid #000000" fo:border-top="0.99pt solid #000000"/>
    </style:style>
    <style:style style:name="ce3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3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state</text:p>
          </table:table-cell>
          <table:table-cell office:value-type="string" calcext:value-type="string">
            <text:p><text:s/>AID</text:p>
          </table:table-cell>
          <table:table-cell office:value-type="string" calcext:value-type="string">
            <text:p><text:s/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/>
        </table:table-row>
        <table:table-row table:style-name="ro1" table:visibility="filter">
          <table:table-cell office:value-type="string" calcext:value-type="string">
            <text:p>39961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011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06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11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16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21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26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31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36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41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46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50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558 m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60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65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70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75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80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85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90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095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00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08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13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1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23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2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33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3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43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48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53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59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64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69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74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79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84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89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94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199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04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10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15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20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25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30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37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42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477 m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526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576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627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683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73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7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83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8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93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298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03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08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13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19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24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29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34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39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44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49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54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59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66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71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76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81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86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3917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496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018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06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117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16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217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29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35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407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46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51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57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62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68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73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79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84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911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5966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03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09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148 ms</text:p>
          </table:table-cell>
          <table:table-cell office:value-type="float" office:value="-1" calcext:value-type="float">
            <text:p>-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20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25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31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36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425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48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54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597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65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707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76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81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87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692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984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04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10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156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21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266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32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37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45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51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56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62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67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72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784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83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894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794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005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06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11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17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232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28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343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39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452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50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563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61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673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72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783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84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91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4896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02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t enough lag maybe</text:p>
          </table:table-cell>
        </table:table-row>
        <table:table-row table:style-name="ro1" table:visibility="filter">
          <table:table-cell office:value-type="string" calcext:value-type="string">
            <text:p>5008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13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19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246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301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356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411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47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52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583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63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694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74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804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85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91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096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049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104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15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21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26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341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39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451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507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56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61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67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733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78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844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89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1954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00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06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12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17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231 m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291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34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40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457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51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567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62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67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74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804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85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91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2975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03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08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141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19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251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30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361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41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47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52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581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64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69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752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80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863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91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397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029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ps</text:p>
          </table:table-cell>
        </table:table-row>
        <table:table-row table:style-name="ro1" table:visibility="filter">
          <table:table-cell office:value-type="string" calcext:value-type="string">
            <text:p>5508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139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20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27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32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38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43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491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54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60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65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71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76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82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88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938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599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047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10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158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21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268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32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37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43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488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55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62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67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73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786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84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897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695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007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06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117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19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25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308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36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41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47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52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58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639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69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76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82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88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93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7991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062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118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17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22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28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345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40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45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51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566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62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67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73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787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84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90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896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5901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07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127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18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236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29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34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40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45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52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58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63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69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74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80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857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91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096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02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0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13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19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25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30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36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41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47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52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58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64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69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75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80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86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93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198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04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10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155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21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27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32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384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43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49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55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60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66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71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79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85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90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296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01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07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12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18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237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29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36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42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47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53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58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64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69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755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81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86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92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398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403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09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14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20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26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31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37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426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481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54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59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65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70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78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83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89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5946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00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056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111 ms</text:p>
          </table:table-cell>
          <table:table-cell office:value-type="float" office:value="-1" calcext:value-type="float">
            <text:p>-1</text:p>
          </table:table-cell>
          <table:table-cell office:value-type="float" office:value="420" calcext:value-type="float">
            <text:p>4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17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22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28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33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39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44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505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560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61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670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732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78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84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89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695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00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06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11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17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245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30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36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41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47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52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58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63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69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74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80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8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92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797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031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08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14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19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25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30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36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41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49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55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623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67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73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790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844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89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8955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901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69076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132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18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24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298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35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409 ms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464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51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57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629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690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74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80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85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91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096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02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094 m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148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203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25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31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37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431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48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54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59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65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70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76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817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87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93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198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044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09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154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20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264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32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37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430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48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57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63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69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74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80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85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91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297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02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08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137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19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25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30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36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41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47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529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5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63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69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75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811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86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392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4004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405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411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16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225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28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33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39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469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525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58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63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69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745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80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855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91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5966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02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082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13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19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24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30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35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433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48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544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59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654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71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77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825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88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93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699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046 ms</text:p>
          </table:table-cell>
          <table:table-cell office:value-type="float" office:value="-1" calcext:value-type="float">
            <text:p>-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10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15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21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26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32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383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43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49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54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604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66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71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76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838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893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794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009 ms</text:p>
          </table:table-cell>
          <table:table-cell office:value-type="float" office:value="-1" calcext:value-type="float">
            <text:p>-1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064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11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175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23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285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34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39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45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505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56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62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67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73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78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844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90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8955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901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9066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7912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18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25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31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36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424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47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53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59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646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701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75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818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87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92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0983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03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09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14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20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25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31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371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44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50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560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61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691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746 ms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80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85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91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196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03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08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14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200 m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254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310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36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42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47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53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58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648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703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75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81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86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924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297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03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09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16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220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28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33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39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44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504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559 m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61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670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72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77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83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89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3951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400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4063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411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417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228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283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33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39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44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511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59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648 ms</text:p>
          </table:table-cell>
          <table:table-cell office:value-type="float" office:value="-1" calcext:value-type="float">
            <text:p>-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703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75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86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924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597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03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08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152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20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262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317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37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42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482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53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59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64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710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7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820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87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693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987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056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11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166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222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27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35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41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467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522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57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63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68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743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79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854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90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7970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02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081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135 ms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19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246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301 ms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35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41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48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53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60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65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71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76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82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87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93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898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904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909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916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89216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27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32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38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43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49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54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60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65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715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76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82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89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094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00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05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11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168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22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27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340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39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45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50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56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617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67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72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7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83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899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195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01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065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12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17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23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28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35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413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46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530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58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64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69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75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80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86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2917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973 m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02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08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16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216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272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32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382 m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43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493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54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603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65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71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78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855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91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3967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022 m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407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413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418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4242 ms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529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5353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9540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Pivot Table_Sheet1_1" table:style-name="ta1">
        <table:table-column table:style-name="co7" table:default-cell-style-name="ce4"/>
        <table:table-column table:style-name="co7" table:default-cell-style-name="ce11"/>
        <table:table-column table:style-name="co7" table:default-cell-style-name="ce18"/>
        <table:table-column table:style-name="co7" table:default-cell-style-name="ce29"/>
        <table:table-column table:style-name="co7" table:default-cell-style-name="ce36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/>
          <table:table-cell table:style-name="ce8"/>
          <table:table-cell table:style-name="ce15" office:value-type="string" calcext:value-type="string">
            <text:p><text:s/>state</text:p>
          </table:table-cell>
          <table:table-cell table:style-name="ce26"/>
          <table:table-cell table:style-name="ce33"/>
        </table:table-row>
        <table:table-row table:style-name="ro1">
          <table:table-cell table:style-name="ce2" office:value-type="string" calcext:value-type="string">
            <text:p><text:s/>AID</text:p>
          </table:table-cell>
          <table:table-cell table:style-name="ce9" office:value-type="string" calcext:value-type="string">
            <text:p>Data</text:p>
          </table:table-cell>
          <table:table-cell table:style-name="ce16" office:value-type="float" office:value="-1" calcext:value-type="float">
            <text:p>-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office:value-type="float" office:value="0" calcext:value-type="float">
            <text:p>0</text:p>
          </table:table-cell>
          <table:table-cell office:value-type="float" office:value="62.9677419354839" calcext:value-type="float">
            <text:p>62.9677419355</text:p>
          </table:table-cell>
          <table:table-cell office:value-type="float" office:value="36.8301886792453" calcext:value-type="float">
            <text:p>36.8301886792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10" office:value-type="string" calcext:value-type="string">
            <text:p>Average - <text:s/>D0</text:p>
          </table:table-cell>
          <table:table-cell table:number-columns-repeated="2" table:style-name="ce20" office:value-type="float" office:value="167" calcext:value-type="float">
            <text:p>167</text:p>
          </table:table-cell>
          <table:table-cell table:style-name="ce35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style-name="ce21" office:value-type="float" office:value="38.9193548387097" calcext:value-type="float">
            <text:p>38.9193548387</text:p>
          </table:table-cell>
          <table:table-cell table:style-name="ce21" office:value-type="float" office:value="44.1010638297872" calcext:value-type="float">
            <text:p>44.1010638298</text:p>
          </table:table-cell>
          <table:table-cell office:value-type="float" office:value="42.0416666666667" calcext:value-type="float">
            <text:p>42.0416666667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number-columns-repeated="2" table:style-name="ce2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style-name="ce21" office:value-type="float" office:value="38.9193548387097" calcext:value-type="float">
            <text:p>38.9193548387</text:p>
          </table:table-cell>
          <table:table-cell table:style-name="ce21" office:value-type="float" office:value="44.1010638297872" calcext:value-type="float">
            <text:p>44.1010638298</text:p>
          </table:table-cell>
          <table:table-cell office:value-type="float" office:value="42.0416666666667" calcext:value-type="float">
            <text:p>42.0416666667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2" table:style-name="ce2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style-name="ce21" office:value-type="float" office:value="38.9193548387097" calcext:value-type="float">
            <text:p>38.9193548387</text:p>
          </table:table-cell>
          <table:table-cell table:style-name="ce21" office:value-type="float" office:value="44.1010638297872" calcext:value-type="float">
            <text:p>44.1010638298</text:p>
          </table:table-cell>
          <table:table-cell office:value-type="float" office:value="42.0416666666667" calcext:value-type="float">
            <text:p>42.0416666667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office:value-type="float" office:value="204.666666666667" calcext:value-type="float">
            <text:p>204.6666666667</text:p>
          </table:table-cell>
          <table:table-cell office:value-type="float" office:value="178.375" calcext:value-type="float">
            <text:p>178.375</text:p>
          </table:table-cell>
          <table:table-cell office:value-type="float" office:value="192.294117647059" calcext:value-type="float">
            <text:p>192.2941176471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office:value-type="float" office:value="63.7777777777778" calcext:value-type="float">
            <text:p>63.7777777778</text:p>
          </table:table-cell>
          <table:table-cell office:value-type="float" office:value="63.875" calcext:value-type="float">
            <text:p>63.875</text:p>
          </table:table-cell>
          <table:table-cell office:value-type="float" office:value="63.8235294117647" calcext:value-type="float">
            <text:p>63.8235294118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office:value-type="float" office:value="54.6666666666667" calcext:value-type="float">
            <text:p>54.666666666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10" office:value-type="string" calcext:value-type="string">
            <text:p>Average - <text:s/>D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style-name="ce21" office:value-type="float" office:value="4.26666666666667" calcext:value-type="float">
            <text:p>4.2666666667</text:p>
          </table:table-cell>
          <table:table-cell table:style-name="ce21" office:value-type="float" office:value="64" calcext:value-type="float">
            <text:p>64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office:value-type="float" office:value="23.4" calcext:value-type="float">
            <text:p>23.4</text:p>
          </table:table-cell>
          <table:table-cell office:value-type="float" office:value="29.25" calcext:value-type="float">
            <text:p>29.25</text:p>
          </table:table-cell>
          <table:table-cell office:value-type="float" office:value="27.2093023255814" calcext:value-type="float">
            <text:p>27.2093023256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office:value-type="float" office:value="35.9333333333333" calcext:value-type="float">
            <text:p>35.9333333333</text:p>
          </table:table-cell>
          <table:table-cell office:value-type="float" office:value="32.8571428571429" calcext:value-type="float">
            <text:p>32.8571428571</text:p>
          </table:table-cell>
          <table:table-cell office:value-type="float" office:value="33.9302325581395" calcext:value-type="float">
            <text:p>33.9302325581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office:value-type="float" office:value="90.6666666666667" calcext:value-type="float">
            <text:p>90.6666666667</text:p>
          </table:table-cell>
          <table:table-cell office:value-type="float" office:value="105.142857142857" calcext:value-type="float">
            <text:p>105.1428571429</text:p>
          </table:table-cell>
          <table:table-cell office:value-type="float" office:value="100.093023255814" calcext:value-type="float">
            <text:p>100.0930232558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10" office:value-type="string" calcext:value-type="string">
            <text:p>Average - <text:s/>D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2" table:style-name="ce2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12.0714285714286" calcext:value-type="float">
            <text:p>12.0714285714</text:p>
          </table:table-cell>
          <table:table-cell table:style-name="ce28" office:value-type="float" office:value="12.0740740740741" calcext:value-type="float">
            <text:p>12.0740740741</text:p>
          </table:table-cell>
          <table:table-cell table:style-name="ce35" office:value-type="float" office:value="12.0726495726496" calcext:value-type="float">
            <text:p>12.0726495726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office:value-type="float" office:value="18.2063492063492" calcext:value-type="float">
            <text:p>18.2063492063</text:p>
          </table:table-cell>
          <table:table-cell office:value-type="float" office:value="43.3796296296296" calcext:value-type="float">
            <text:p>43.3796296296</text:p>
          </table:table-cell>
          <table:table-cell office:value-type="float" office:value="29.8247863247863" calcext:value-type="float">
            <text:p>29.8247863248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office:value-type="float" office:value="13.984126984127" calcext:value-type="float">
            <text:p>13.9841269841</text:p>
          </table:table-cell>
          <table:table-cell office:value-type="float" office:value="20.7037037037037" calcext:value-type="float">
            <text:p>20.7037037037</text:p>
          </table:table-cell>
          <table:table-cell office:value-type="float" office:value="17.0854700854701" calcext:value-type="float">
            <text:p>17.0854700855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office:value-type="float" office:value="14.2380952380952" calcext:value-type="float">
            <text:p>14.2380952381</text:p>
          </table:table-cell>
          <table:table-cell office:value-type="float" office:value="19.8611111111111" calcext:value-type="float">
            <text:p>19.8611111111</text:p>
          </table:table-cell>
          <table:table-cell office:value-type="float" office:value="16.8333333333333" calcext:value-type="float">
            <text:p>16.8333333333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office:value-type="float" office:value="24.8650793650794" calcext:value-type="float">
            <text:p>24.8650793651</text:p>
          </table:table-cell>
          <table:table-cell office:value-type="float" office:value="22.3425925925926" calcext:value-type="float">
            <text:p>22.3425925926</text:p>
          </table:table-cell>
          <table:table-cell office:value-type="float" office:value="23.7008547008547" calcext:value-type="float">
            <text:p>23.7008547009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office:value-type="float" office:value="68.0634920634921" calcext:value-type="float">
            <text:p>68.0634920635</text:p>
          </table:table-cell>
          <table:table-cell office:value-type="float" office:value="75.8518518518518" calcext:value-type="float">
            <text:p>75.8518518519</text:p>
          </table:table-cell>
          <table:table-cell office:value-type="float" office:value="71.6581196581197" calcext:value-type="float">
            <text:p>71.6581196581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10" office:value-type="string" calcext:value-type="string">
            <text:p>Average - <text:s/>D0</text:p>
          </table:table-cell>
          <table:table-cell table:number-columns-repeated="2" table:style-name="ce20" office:value-type="float" office:value="86" calcext:value-type="float">
            <text:p>86</text:p>
          </table:table-cell>
          <table:table-cell table:style-name="ce35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style-name="ce21" office:value-type="float" office:value="97.5" calcext:value-type="float">
            <text:p>97.5</text:p>
          </table:table-cell>
          <table:table-cell table:style-name="ce21" office:value-type="float" office:value="95" calcext:value-type="float">
            <text:p>95</text:p>
          </table:table-cell>
          <table:table-cell office:value-type="float" office:value="96.6666666666667" calcext:value-type="float">
            <text:p>96.6666666667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27.5714285714286" calcext:value-type="float">
            <text:p>27.5714285714</text:p>
          </table:table-cell>
          <table:table-cell table:style-name="ce28" office:value-type="float" office:value="27.4166666666667" calcext:value-type="float">
            <text:p>27.4166666667</text:p>
          </table:table-cell>
          <table:table-cell table:style-name="ce35" office:value-type="float" office:value="27.4736842105263" calcext:value-type="float">
            <text:p>27.4736842105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office:value-type="float" office:value="149.285714285714" calcext:value-type="float">
            <text:p>149.2857142857</text:p>
          </table:table-cell>
          <table:table-cell office:value-type="float" office:value="149.5" calcext:value-type="float">
            <text:p>149.5</text:p>
          </table:table-cell>
          <table:table-cell office:value-type="float" office:value="149.421052631579" calcext:value-type="float">
            <text:p>149.4210526316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office:value-type="float" office:value="20.2857142857143" calcext:value-type="float">
            <text:p>20.2857142857</text:p>
          </table:table-cell>
          <table:table-cell office:value-type="float" office:value="46.1666666666667" calcext:value-type="float">
            <text:p>46.1666666667</text:p>
          </table:table-cell>
          <table:table-cell office:value-type="float" office:value="36.6315789473684" calcext:value-type="float">
            <text:p>36.6315789474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office:value-type="float" office:value="11.2857142857143" calcext:value-type="float">
            <text:p>11.2857142857</text:p>
          </table:table-cell>
          <table:table-cell office:value-type="float" office:value="21.6666666666667" calcext:value-type="float">
            <text:p>21.6666666667</text:p>
          </table:table-cell>
          <table:table-cell office:value-type="float" office:value="17.8421052631579" calcext:value-type="float">
            <text:p>17.8421052632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office:value-type="float" office:value="11.1428571428571" calcext:value-type="float">
            <text:p>11.1428571429</text:p>
          </table:table-cell>
          <table:table-cell office:value-type="float" office:value="19.5" calcext:value-type="float">
            <text:p>19.5</text:p>
          </table:table-cell>
          <table:table-cell office:value-type="float" office:value="16.421052631579" calcext:value-type="float">
            <text:p>16.4210526316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office:value-type="float" office:value="11.2857142857143" calcext:value-type="float">
            <text:p>11.2857142857</text:p>
          </table:table-cell>
          <table:table-cell office:value-type="float" office:value="21.6666666666667" calcext:value-type="float">
            <text:p>21.6666666667</text:p>
          </table:table-cell>
          <table:table-cell office:value-type="float" office:value="17.8421052631579" calcext:value-type="float">
            <text:p>17.8421052632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office:value-type="float" office:value="36.5714285714286" calcext:value-type="float">
            <text:p>36.5714285714</text:p>
          </table:table-cell>
          <table:table-cell office:value-type="float" office:value="64" calcext:value-type="float">
            <text:p>64</text:p>
          </table:table-cell>
          <table:table-cell office:value-type="float" office:value="53.8947368421053" calcext:value-type="float">
            <text:p>53.8947368421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10" office:value-type="string" calcext:value-type="string">
            <text:p>Average - <text:s/>D0</text:p>
          </table:table-cell>
          <table:table-cell table:number-columns-repeated="2" table:style-name="ce20" office:value-type="float" office:value="128" calcext:value-type="float">
            <text:p>128</text:p>
          </table:table-cell>
          <table:table-cell table:style-name="ce35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2" table:style-name="ce21" office:value-type="float" office:value="172" calcext:value-type="float">
            <text:p>1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Average - D6</text:p>
          </table:table-cell>
          <table:table-cell table:number-columns-repeated="2" table:style-name="ce2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otal Average - <text:s/>D0</text:p>
          </table:table-cell>
          <table:table-cell table:style-name="ce13"/>
          <table:table-cell table:style-name="ce23" office:value-type="float" office:value="64.1197771587744" calcext:value-type="float">
            <text:p>64.1197771588</text:p>
          </table:table-cell>
          <table:table-cell table:style-name="ce31" office:value-type="float" office:value="76.8660508083141" calcext:value-type="float">
            <text:p>76.8660508083</text:p>
          </table:table-cell>
          <table:table-cell table:style-name="ce38" office:value-type="float" office:value="71.0883838383838" calcext:value-type="float">
            <text:p>71.0883838384</text:p>
          </table:table-cell>
        </table:table-row>
        <table:table-row table:style-name="ro1">
          <table:table-cell table:style-name="ce6" office:value-type="string" calcext:value-type="string">
            <text:p>Total Average - D1</text:p>
          </table:table-cell>
          <table:table-cell table:style-name="ce13"/>
          <table:table-cell table:style-name="ce24" office:value-type="float" office:value="24.6267409470752" calcext:value-type="float">
            <text:p>24.6267409471</text:p>
          </table:table-cell>
          <table:table-cell table:style-name="ce24" office:value-type="float" office:value="29.6304849884527" calcext:value-type="float">
            <text:p>29.6304849885</text:p>
          </table:table-cell>
          <table:table-cell table:style-name="ce38" office:value-type="float" office:value="27.3623737373737" calcext:value-type="float">
            <text:p>27.3623737374</text:p>
          </table:table-cell>
        </table:table-row>
        <table:table-row table:style-name="ro1">
          <table:table-cell table:style-name="ce6" office:value-type="string" calcext:value-type="string">
            <text:p>Total Average - D2</text:p>
          </table:table-cell>
          <table:table-cell table:style-name="ce13"/>
          <table:table-cell table:style-name="ce23" office:value-type="float" office:value="22.6824512534819" calcext:value-type="float">
            <text:p>22.6824512535</text:p>
          </table:table-cell>
          <table:table-cell table:style-name="ce31" office:value-type="float" office:value="40.8337182448037" calcext:value-type="float">
            <text:p>40.8337182448</text:p>
          </table:table-cell>
          <table:table-cell table:style-name="ce38" office:value-type="float" office:value="32.6060606060606" calcext:value-type="float">
            <text:p>32.6060606061</text:p>
          </table:table-cell>
        </table:table-row>
        <table:table-row table:style-name="ro1">
          <table:table-cell table:style-name="ce6" office:value-type="string" calcext:value-type="string">
            <text:p>Total Average - D3</text:p>
          </table:table-cell>
          <table:table-cell table:style-name="ce13"/>
          <table:table-cell table:style-name="ce24" office:value-type="float" office:value="19.949860724234" calcext:value-type="float">
            <text:p>19.9498607242</text:p>
          </table:table-cell>
          <table:table-cell table:style-name="ce24" office:value-type="float" office:value="25.5057736720554" calcext:value-type="float">
            <text:p>25.5057736721</text:p>
          </table:table-cell>
          <table:table-cell table:style-name="ce38" office:value-type="float" office:value="22.9873737373737" calcext:value-type="float">
            <text:p>22.9873737374</text:p>
          </table:table-cell>
        </table:table-row>
        <table:table-row table:style-name="ro1">
          <table:table-cell table:style-name="ce6" office:value-type="string" calcext:value-type="string">
            <text:p>Total Average - D4</text:p>
          </table:table-cell>
          <table:table-cell table:style-name="ce13"/>
          <table:table-cell table:style-name="ce23" office:value-type="float" office:value="19.6629526462396" calcext:value-type="float">
            <text:p>19.6629526462</text:p>
          </table:table-cell>
          <table:table-cell table:style-name="ce31" office:value-type="float" office:value="24.3187066974596" calcext:value-type="float">
            <text:p>24.3187066975</text:p>
          </table:table-cell>
          <table:table-cell table:style-name="ce38" office:value-type="float" office:value="22.2083333333333" calcext:value-type="float">
            <text:p>22.2083333333</text:p>
          </table:table-cell>
        </table:table-row>
        <table:table-row table:style-name="ro1">
          <table:table-cell table:style-name="ce6" office:value-type="string" calcext:value-type="string">
            <text:p>Total Average - D5</text:p>
          </table:table-cell>
          <table:table-cell table:style-name="ce13"/>
          <table:table-cell table:style-name="ce24" office:value-type="float" office:value="25.3286908077994" calcext:value-type="float">
            <text:p>25.3286908078</text:p>
          </table:table-cell>
          <table:table-cell table:style-name="ce24" office:value-type="float" office:value="27.8429561200924" calcext:value-type="float">
            <text:p>27.8429561201</text:p>
          </table:table-cell>
          <table:table-cell table:style-name="ce38" office:value-type="float" office:value="26.7032828282828" calcext:value-type="float">
            <text:p>26.7032828283</text:p>
          </table:table-cell>
        </table:table-row>
        <table:table-row table:style-name="ro1">
          <table:table-cell table:style-name="ce6" office:value-type="string" calcext:value-type="string">
            <text:p>Total Average - D6</text:p>
          </table:table-cell>
          <table:table-cell table:style-name="ce13"/>
          <table:table-cell table:style-name="ce23" office:value-type="float" office:value="78.2618384401114" calcext:value-type="float">
            <text:p>78.2618384401</text:p>
          </table:table-cell>
          <table:table-cell table:style-name="ce31" office:value-type="float" office:value="87.9815242494226" calcext:value-type="float">
            <text:p>87.9815242494</text:p>
          </table:table-cell>
          <table:table-cell table:style-name="ce38" office:value-type="float" office:value="83.5757575757576" calcext:value-type="float">
            <text:p>83.5757575758</text:p>
          </table:table-cell>
        </table:table-row>
        <table:table-row table:style-name="ro1">
          <table:table-cell table:style-name="ce7" office:value-type="string" calcext:value-type="string">
            <text:p>Total Average - D7</text:p>
          </table:table-cell>
          <table:table-cell table:style-name="ce14"/>
          <table:table-cell table:style-name="ce2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K793" table:display-filter-buttons="true">
          <table:filter>
            <table:filter-and>
              <table:filter-condition table:field-number="2" table:value="205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Sheet1_1'.A1:'Pivot Table_Sheet1_1'.E92" table:buttons="'Pivot Table_Sheet1_1'.A1 'Pivot Table_Sheet1_1'.A4 'Pivot Table_Sheet1_1'.B4 'Pivot Table_Sheet1_1'.C3">
          <table:source-cell-range table:cell-range-address="Sheet1.A1:Sheet1.K793"/>
          <table:data-pilot-field table:source-field-name=" state" table:orientation="column" table:used-hierarchy="0" table:function="auto">
            <table:data-pilot-level table:show-empty="false">
              <table:data-pilot-members>
                <table:data-pilot-member table:name="-1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AID" table:orientation="row" table:used-hierarchy="0" table:function="auto">
            <table:data-pilot-level table:show-empty="false">
              <table:data-pilot-members>
                <table:data-pilot-member table:name="190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5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40" table:display="true" table:show-details="true"/>
                <table:data-pilot-member table:name="420" table:display="true" table:show-details="true"/>
                <table:data-pilot-member table:name="430" table:display="true" table:show-details="true"/>
                <table:data-pilot-member table:name="4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 D0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3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128" table:display="true" table:show-details="true"/>
                <table:data-pilot-member table:name="1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1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75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64" table:display="true" table:show-details="true"/>
                <table:data-pilot-member table:name="167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88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10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2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8" table:display="true" table:show-details="true"/>
                <table:data-pilot-member table:name="39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88" table:display="true" table:show-details="true"/>
                <table:data-pilot-member table:name="95" table:display="true" table:show-details="true"/>
                <table:data-pilot-member table:name="1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3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0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2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4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5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1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6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80" table:display="true" table:show-details="true"/>
                <table:data-pilot-member table:name="1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7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07:44:40.334029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6T07:55:22.278056346</dc:date>
    <meta:generator>LibreOffice/4.2.8.2$Linux_X86_64 LibreOffice_project/420m0$Build-2</meta:generator>
    <meta:editing-duration>P0D</meta:editing-duration>
    <meta:editing-cycles>3</meta:editing-cycles>
    <meta:document-statistic meta:table-count="3" meta:cell-count="9094" meta:object-count="0"/>
  </office:meta>
</office:document-meta>
</file>